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14098F3E3A9022E7729.png" manifest:media-type="image/png"/>
  <manifest:file-entry manifest:full-path="Pictures/1000020100000140000001402A66EB1325846572.png" manifest:media-type="image/png"/>
  <manifest:file-entry manifest:full-path="Pictures/10000201000001400000014020BF7944D0C80F2C.png" manifest:media-type="image/png"/>
  <manifest:file-entry manifest:full-path="Pictures/100002010000014000000140985501BE423F0137.png" manifest:media-type="image/png"/>
  <manifest:file-entry manifest:full-path="Pictures/1000000000000140000001407958025200BE451D.png" manifest:media-type="image/png"/>
  <manifest:file-entry manifest:full-path="Pictures/1000000000000140000001403020DE771DE2E21F.png" manifest:media-type="image/png"/>
  <manifest:file-entry manifest:full-path="Pictures/100002010000014000000140D58BDD00B91153FC.png" manifest:media-type="image/png"/>
  <manifest:file-entry manifest:full-path="Pictures/10000000000000A0000000A061B272152058965D.png" manifest:media-type="image/png"/>
  <manifest:file-entry manifest:full-path="Pictures/100000000000014000000140093BF08957827887.png" manifest:media-type="image/png"/>
  <manifest:file-entry manifest:full-path="Pictures/10000000000000A0000000A0A8BB5B3D357680E6.png" manifest:media-type="image/png"/>
  <manifest:file-entry manifest:full-path="Pictures/10000000000000A0000000A02C09BA1CB90009AA.png" manifest:media-type="image/png"/>
  <manifest:file-entry manifest:full-path="Pictures/10000000000000A0000000A0B3EA244622F1C5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cf782" officeooo:paragraph-rsid="001cf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1.9cm" svg:y="-0.499cm" svg:width="6.5cm" svg:height="6.5cm" draw:z-index="0"><draw:image xlink:href="Pictures/10000000000000A0000000A0B3EA244622F1C59E.png" xlink:type="simple" xlink:show="embed" xlink:actuate="onLoad" loext:mime-type="image/png"/></draw:frame><draw:frame draw:style-name="fr1" draw:name="Изображение2" text:anchor-type="char" svg:x="-1.854cm" svg:y="5.999cm" svg:width="6.5cm" svg:height="6.5cm" draw:z-index="1"><draw:image xlink:href="Pictures/10000000000000A0000000A02C09BA1CB90009AA.png" xlink:type="simple" xlink:show="embed" xlink:actuate="onLoad" loext:mime-type="image/png"/></draw:frame><draw:frame draw:style-name="fr1" draw:name="Изображение3" text:anchor-type="char" svg:x="-1.854cm" svg:y="12.497cm" svg:width="6.5cm" svg:height="6.5cm" draw:z-index="2"><draw:image xlink:href="Pictures/10000000000000A0000000A0A8BB5B3D357680E6.png" xlink:type="simple" xlink:show="embed" xlink:actuate="onLoad" loext:mime-type="image/png"/></draw:frame><draw:frame draw:style-name="fr1" draw:name="Изображение4" text:anchor-type="char" svg:x="-1.854cm" svg:y="18.995cm" svg:width="6.5cm" svg:height="6.5cm" draw:z-index="3"><draw:image xlink:href="Pictures/10000000000000A0000000A061B272152058965D.png" xlink:type="simple" xlink:show="embed" xlink:actuate="onLoad" loext:mime-type="image/png"/></draw:frame><draw:frame draw:style-name="fr1" draw:name="Изображение5" text:anchor-type="char" svg:x="4.598cm" svg:y="-0.499cm" svg:width="6.5cm" svg:height="6.5cm" draw:z-index="4"><draw:image xlink:href="Pictures/100002010000014000000140985501BE423F0137.png" xlink:type="simple" xlink:show="embed" xlink:actuate="onLoad" loext:mime-type="image/png"/></draw:frame><draw:frame draw:style-name="fr1" draw:name="Изображение6" text:anchor-type="char" svg:x="4.644cm" svg:y="5.999cm" svg:width="6.5cm" svg:height="6.5cm" draw:z-index="5"><draw:image xlink:href="Pictures/10000201000001400000014020BF7944D0C80F2C.png" xlink:type="simple" xlink:show="embed" xlink:actuate="onLoad" loext:mime-type="image/png"/></draw:frame><draw:frame draw:style-name="fr1" draw:name="Изображение7" text:anchor-type="char" svg:x="4.644cm" svg:y="12.497cm" svg:width="6.5cm" svg:height="6.5cm" draw:z-index="6"><draw:image xlink:href="Pictures/100002010000014000000140D58BDD00B91153FC.png" xlink:type="simple" xlink:show="embed" xlink:actuate="onLoad" loext:mime-type="image/png"/></draw:frame><draw:frame draw:style-name="fr1" draw:name="Изображение8" text:anchor-type="char" svg:x="4.644cm" svg:y="18.995cm" svg:width="6.5cm" svg:height="6.5cm" draw:z-index="7"><draw:image xlink:href="Pictures/1000020100000140000001402A66EB1325846572.png" xlink:type="simple" xlink:show="embed" xlink:actuate="onLoad" loext:mime-type="image/png"/></draw:frame><draw:frame draw:style-name="fr1" draw:name="Изображение9" text:anchor-type="char" svg:x="11.097cm" svg:y="-0.499cm" svg:width="6.5cm" svg:height="6.5cm" draw:z-index="8"><draw:image xlink:href="Pictures/1000000000000140000001403020DE771DE2E21F.png" xlink:type="simple" xlink:show="embed" xlink:actuate="onLoad" loext:mime-type="image/png"/></draw:frame><draw:frame draw:style-name="fr1" draw:name="Изображение10" text:anchor-type="char" svg:x="11.142cm" svg:y="5.999cm" svg:width="6.5cm" svg:height="6.5cm" draw:z-index="9"><draw:image xlink:href="Pictures/10000000000001400000014098F3E3A9022E7729.png" xlink:type="simple" xlink:show="embed" xlink:actuate="onLoad" loext:mime-type="image/png"/></draw:frame><draw:frame draw:style-name="fr1" draw:name="Изображение11" text:anchor-type="char" svg:x="11.142cm" svg:y="12.497cm" svg:width="6.5cm" svg:height="6.5cm" draw:z-index="10"><draw:image xlink:href="Pictures/1000000000000140000001407958025200BE451D.png" xlink:type="simple" xlink:show="embed" xlink:actuate="onLoad" loext:mime-type="image/png"/></draw:frame><draw:frame draw:style-name="fr1" draw:name="Изображение12" text:anchor-type="char" svg:x="11.142cm" svg:y="18.995cm" svg:width="6.5cm" svg:height="6.5cm" draw:z-index="11"><draw:image xlink:href="Pictures/100000000000014000000140093BF089578278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cf782" officeooo:paragraph-rsid="001cf7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Оригинал <text:tab/>ZSSR <text:tab/>LANCZ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02:13:58.197512660</meta:creation-date>
    <dc:date>2021-03-05T02:46:49.807388544</dc:date>
    <meta:editing-duration>PT2M21S</meta:editing-duration>
    <meta:editing-cycles>1</meta:editing-cycles>
    <meta:generator>LibreOffice/6.4.6.2$Linux_X86_64 LibreOffice_project/40$Build-2</meta:generator>
    <meta:document-statistic meta:table-count="0" meta:image-count="12" meta:object-count="0" meta:page-count="1" meta:paragraph-count="1" meta:word-count="3" meta:character-count="23" meta:non-whitespace-character-count="19"/>
  </office:meta>
</office:document-meta>
</file>